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31.1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compare_by_nod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/>
          <table:table-cell office:value-type="string" calcext:value-type="string">
            <text:p>letter</text:p>
          </table:table-cell>
          <table:table-cell office:value-type="string" calcext:value-type="string">
            <text:p>mean base 8</text:p>
          </table:table-cell>
          <table:table-cell office:value-type="string" calcext:value-type="string">
            <text:p>mean base 32</text:p>
          </table:table-cell>
          <table:table-cell office:value-type="string" calcext:value-type="string">
            <text:p>mean base 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0.0165042310423857" calcext:value-type="float">
            <text:p>0.016504231042386</text:p>
          </table:table-cell>
          <table:table-cell office:value-type="float" office:value="0.016915156258281" calcext:value-type="float">
            <text:p>0.016915156258281</text:p>
          </table:table-cell>
          <table:table-cell office:value-type="float" office:value="0.016510564918822" calcext:value-type="float">
            <text:p>0.0165105649188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0.0414946323085027" calcext:value-type="float">
            <text:p>0.041494632308503</text:p>
          </table:table-cell>
          <table:table-cell office:value-type="float" office:value="0.0415208588231106" calcext:value-type="float">
            <text:p>0.041520858823111</text:p>
          </table:table-cell>
          <table:table-cell office:value-type="float" office:value="0.0417639992875318" calcext:value-type="float">
            <text:p>0.0417639992875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0.0170066767799047" calcext:value-type="float">
            <text:p>0.017006676779905</text:p>
          </table:table-cell>
          <table:table-cell office:value-type="float" office:value="0.0167262014001608" calcext:value-type="float">
            <text:p>0.016726201400161</text:p>
          </table:table-cell>
          <table:table-cell office:value-type="float" office:value="0.0160245842222745" calcext:value-type="float">
            <text:p>0.0160245842222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0.0170457583056608" calcext:value-type="float">
            <text:p>0.017045758305661</text:p>
          </table:table-cell>
          <table:table-cell office:value-type="float" office:value="0.0168323000931802" calcext:value-type="float">
            <text:p>0.01683230009318</text:p>
          </table:table-cell>
          <table:table-cell office:value-type="float" office:value="0.0161579823470674" calcext:value-type="float">
            <text:p>0.0161579823470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</text:p>
          </table:table-cell>
          <table:table-cell office:value-type="float" office:value="0.0184464448054011" calcext:value-type="float">
            <text:p>0.018446444805401</text:p>
          </table:table-cell>
          <table:table-cell office:value-type="float" office:value="0.0165428875091796" calcext:value-type="float">
            <text:p>0.01654288750918</text:p>
          </table:table-cell>
          <table:table-cell office:value-type="float" office:value="0.0171221338484126" calcext:value-type="float">
            <text:p>0.0171221338484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A</text:p>
          </table:table-cell>
          <table:table-cell office:value-type="float" office:value="0.0178044368706954" calcext:value-type="float">
            <text:p>0.017804436870695</text:p>
          </table:table-cell>
          <table:table-cell office:value-type="float" office:value="0.0172475939810586" calcext:value-type="float">
            <text:p>0.017247593981059</text:p>
          </table:table-cell>
          <table:table-cell office:value-type="float" office:value="0.0167090523755178" calcext:value-type="float">
            <text:p>0.0167090523755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I</text:p>
          </table:table-cell>
          <table:table-cell office:value-type="float" office:value="0.0173245093901642" calcext:value-type="float">
            <text:p>0.017324509390164</text:p>
          </table:table-cell>
          <table:table-cell office:value-type="float" office:value="0.0168234861145417" calcext:value-type="float">
            <text:p>0.016823486114542</text:p>
          </table:table-cell>
          <table:table-cell office:value-type="float" office:value="0.0176280880502115" calcext:value-type="float">
            <text:p>0.0176280880502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0.0166407875173415" calcext:value-type="float">
            <text:p>0.016640787517342</text:p>
          </table:table-cell>
          <table:table-cell office:value-type="float" office:value="0.0163479842167969" calcext:value-type="float">
            <text:p>0.016347984216797</text:p>
          </table:table-cell>
          <table:table-cell office:value-type="float" office:value="0.0163170091730232" calcext:value-type="float">
            <text:p>0.0163170091730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</text:p>
          </table:table-cell>
          <table:table-cell office:value-type="float" office:value="0.0173147260211408" calcext:value-type="float">
            <text:p>0.017314726021141</text:p>
          </table:table-cell>
          <table:table-cell office:value-type="float" office:value="0.0173238828700657" calcext:value-type="float">
            <text:p>0.017323882870066</text:p>
          </table:table-cell>
          <table:table-cell office:value-type="float" office:value="0.0171583846289044" calcext:value-type="float">
            <text:p>0.0171583846289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0.0171395399607718" calcext:value-type="float">
            <text:p>0.017139539960772</text:p>
          </table:table-cell>
          <table:table-cell office:value-type="float" office:value="0.0168275952882444" calcext:value-type="float">
            <text:p>0.016827595288244</text:p>
          </table:table-cell>
          <table:table-cell office:value-type="float" office:value="0.0167570574985196" calcext:value-type="float">
            <text:p>0.016757057498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</text:p>
          </table:table-cell>
          <table:table-cell office:value-type="float" office:value="0.0175655473101263" calcext:value-type="float">
            <text:p>0.017565547310126</text:p>
          </table:table-cell>
          <table:table-cell office:value-type="float" office:value="0.0172175393905491" calcext:value-type="float">
            <text:p>0.017217539390549</text:p>
          </table:table-cell>
          <table:table-cell office:value-type="float" office:value="0.0171521204834183" calcext:value-type="float">
            <text:p>0.0171521204834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F</text:p>
          </table:table-cell>
          <table:table-cell office:value-type="float" office:value="0.0171173426089808" calcext:value-type="float">
            <text:p>0.017117342608981</text:p>
          </table:table-cell>
          <table:table-cell office:value-type="float" office:value="0.0167215681479623" calcext:value-type="float">
            <text:p>0.016721568147962</text:p>
          </table:table-cell>
          <table:table-cell office:value-type="float" office:value="0.0166428178704033" calcext:value-type="float">
            <text:p>0.0166428178704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  <table:table-cell office:value-type="float" office:value="0.0172108560800552" calcext:value-type="float">
            <text:p>0.017210856080055</text:p>
          </table:table-cell>
          <table:table-cell office:value-type="float" office:value="0.0175016741268337" calcext:value-type="float">
            <text:p>0.017501674126834</text:p>
          </table:table-cell>
          <table:table-cell table:style-name="ce1" office:value-type="float" office:value="0.0167011306621134" calcext:value-type="float">
            <text:p>0.0167011306621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</text:p>
          </table:table-cell>
          <table:table-cell office:value-type="float" office:value="0.0170653848908842" calcext:value-type="float">
            <text:p>0.017065384890884</text:p>
          </table:table-cell>
          <table:table-cell office:value-type="float" office:value="0.0171452551148832" calcext:value-type="float">
            <text:p>0.017145255114883</text:p>
          </table:table-cell>
          <table:table-cell office:value-type="float" office:value="0.016749010886997" calcext:value-type="float">
            <text:p>0.0167490108869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</text:p>
          </table:table-cell>
          <table:table-cell office:value-type="float" office:value="0.017704731784761" calcext:value-type="float">
            <text:p>0.017704731784761</text:p>
          </table:table-cell>
          <table:table-cell office:value-type="float" office:value="0.0173264238983393" calcext:value-type="float">
            <text:p>0.017326423898339</text:p>
          </table:table-cell>
          <table:table-cell office:value-type="float" office:value="0.0167071647010744" calcext:value-type="float">
            <text:p>0.0167071647010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</text:p>
          </table:table-cell>
          <table:table-cell office:value-type="float" office:value="0.0171852658968419" calcext:value-type="float">
            <text:p>0.017185265896842</text:p>
          </table:table-cell>
          <table:table-cell office:value-type="float" office:value="0.0170963336713612" calcext:value-type="float">
            <text:p>0.017096333671361</text:p>
          </table:table-cell>
          <table:table-cell table:style-name="ce1" office:value-type="float" office:value="0.0158773630391806" calcext:value-type="float">
            <text:p>0.0158773630391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</text:p>
          </table:table-cell>
          <table:table-cell office:value-type="float" office:value="0.01745630428195" calcext:value-type="float">
            <text:p>0.01745630428195</text:p>
          </table:table-cell>
          <table:table-cell office:value-type="float" office:value="0.0168217909522355" calcext:value-type="float">
            <text:p>0.016821790952236</text:p>
          </table:table-cell>
          <table:table-cell table:style-name="ce1" office:value-type="float" office:value="0.0157072870060802" calcext:value-type="float">
            <text:p>0.015707287006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Y</text:p>
          </table:table-cell>
          <table:table-cell office:value-type="float" office:value="0.0183498677797616" calcext:value-type="float">
            <text:p>0.018349867779762</text:p>
          </table:table-cell>
          <table:table-cell office:value-type="float" office:value="0.0175334080122411" calcext:value-type="float">
            <text:p>0.017533408012241</text:p>
          </table:table-cell>
          <table:table-cell table:style-name="ce1" office:value-type="float" office:value="0.016177237033844" calcext:value-type="float">
            <text:p>0.01617723703384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B</text:p>
          </table:table-cell>
          <table:table-cell office:value-type="float" office:value="0.0179258272983134" calcext:value-type="float">
            <text:p>0.017925827298313</text:p>
          </table:table-cell>
          <table:table-cell office:value-type="float" office:value="0.016729480586946" calcext:value-type="float">
            <text:p>0.016729480586946</text:p>
          </table:table-cell>
          <table:table-cell office:value-type="float" office:value="0.0168417543172836" calcext:value-type="float">
            <text:p>0.01684175431728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D</text:p>
          </table:table-cell>
          <table:table-cell office:value-type="float" office:value="0.017813578248024" calcext:value-type="float">
            <text:p>0.017813578248024</text:p>
          </table:table-cell>
          <table:table-cell office:value-type="float" office:value="0.0167821608483791" calcext:value-type="float">
            <text:p>0.016782160848379</text:p>
          </table:table-cell>
          <table:table-cell table:style-name="ce1" office:value-type="float" office:value="0.0164741752669215" calcext:value-type="float">
            <text:p>0.0164741752669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G</text:p>
          </table:table-cell>
          <table:table-cell office:value-type="float" office:value="0.0169766524340957" calcext:value-type="float">
            <text:p>0.016976652434096</text:p>
          </table:table-cell>
          <table:table-cell office:value-type="float" office:value="0.0174652934074402" calcext:value-type="float">
            <text:p>0.01746529340744</text:p>
          </table:table-cell>
          <table:table-cell office:value-type="float" office:value="0.0167802320793271" calcext:value-type="float">
            <text:p>0.01678023207932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J</text:p>
          </table:table-cell>
          <table:table-cell office:value-type="float" office:value="0.0174681316129863" calcext:value-type="float">
            <text:p>0.017468131612986</text:p>
          </table:table-cell>
          <table:table-cell office:value-type="float" office:value="0.0173664083704352" calcext:value-type="float">
            <text:p>0.017366408370435</text:p>
          </table:table-cell>
          <table:table-cell table:style-name="ce1" office:value-type="float" office:value="0.0164263201877475" calcext:value-type="float">
            <text:p>0.0164263201877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30T12:19:44.005212292</dc:date>
    <meta:editing-duration>PT13M7S</meta:editing-duration>
    <meta:editing-cycles>1</meta:editing-cycles>
    <meta:document-statistic meta:table-count="1" meta:cell-count="114" meta:object-count="0"/>
    <meta:generator>LibreOffice/6.0.7.3$Linux_X86_64 LibreOffice_project/00m0$Build-3</meta:generator>
  </office:meta>
</office:document-meta>
</file>